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292cm"/>
    </style:style>
    <style:style style:name="Tabela1.B" style:family="table-column">
      <style:table-column-properties style:column-width="11.721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style:writing-mode="page"/>
    </style:style>
    <style:style style:name="P1" style:family="paragraph" style:parent-style-name="Standard">
      <style:text-properties officeooo:paragraph-rsid="0014d16f"/>
    </style:style>
    <style:style style:name="P2" style:family="paragraph" style:parent-style-name="Text_20_body">
      <style:text-properties officeooo:paragraph-rsid="0014d16f"/>
    </style:style>
    <style:style style:name="P3" style:family="paragraph" style:parent-style-name="Text_20_body">
      <style:text-properties officeooo:paragraph-rsid="0016057c"/>
    </style:style>
    <style:style style:name="P4" style:family="paragraph" style:parent-style-name="Text_20_body">
      <style:text-properties fo:font-weight="bold" officeooo:paragraph-rsid="0016057c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servar vo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Atores</text:p>
          </table:table-cell>
          <table:table-cell table:style-name="Tabela1.A1" office:value-type="string">
            <text:p text:style-name="P2">Cliente, Operadora de cartão, Sistema Paypal, Sistema UATP</text:p>
          </table:table-cell>
        </table:table-row>
        <table:table-row>
          <table:table-cell table:style-name="Tabela1.A1" office:value-type="string">
            <text:p text:style-name="P2">Interessados</text:p>
          </table:table-cell>
          <table:table-cell table:style-name="Tabela1.A1" office:value-type="string">
            <text:p text:style-name="P2">Departamento de vendas</text:p>
          </table:table-cell>
        </table:table-row>
        <table:table-row>
          <table:table-cell table:style-name="Tabela1.A1" office:value-type="string">
            <text:p text:style-name="P2">Pré-condições</text:p>
          </table:table-cell>
          <table:table-cell table:style-name="Tabela1.A1" office:value-type="string">
            <text:p text:style-name="P2">Usuário logado</text:p>
          </table:table-cell>
        </table:table-row>
        <table:table-row>
          <table:table-cell table:style-name="Tabela1.A1" office:value-type="string">
            <text:p text:style-name="P2">Pós-condições</text:p>
          </table:table-cell>
          <table:table-cell table:style-name="Tabela1.A1" office:value-type="string">
            <text:p text:style-name="P2"><text:s/>-</text:p>
          </table:table-cell>
        </table:table-row>
        <table:table-row>
          <table:table-cell table:style-name="Tabela1.A1" office:value-type="string">
            <text:p text:style-name="P2">Visão geral</text:p>
          </table:table-cell>
          <table:table-cell table:style-name="Tabela1.A1" office:value-type="string">
            <text:p text:style-name="P1">Este caso de uso corresponde ao processo de reserva de passagens de ida e volta no sistema da Gol Linhas Aéreas, desde o momento em que o usuário logado informa os dados dos vôos e dos passageiros, até a confirmação dos dados e pagamento.</text:p>
          </table:table-cell>
        </table:table-row>
      </table:table>
      <text:p text:style-name="Text_20_body"><text:s/></text:p>
      <text:p text:style-name="Text_20_body"/>
      <text:p text:style-name="Text_20_body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Cenário principal de sucesso</text:p>
          </table:table-cell>
        </table:table-row>
        <table:table-row>
          <table:table-cell table:style-name="Tabela2.A1" office:value-type="string">
            <text:p text:style-name="Standard">1. [IN] O cliente informa origem, destino, número de passageiros, data de ida e data de volta.</text:p>
            <text:p text:style-name="Standard">2. [OUT] O sistema informa a lista de voos de ida (origem, destino, horários, duração, número de conexões, preço).</text:p>
            <text:p text:style-name="Standard">3. [IN] O cliente seleciona um voo de ida.</text:p>
            <text:p text:style-name="Standard">4. [OUT] O sistema informa a lista de opções de tarifa (nome, descrição, preço, número de assentos restantes, lista de condições).</text:p>
            <text:p text:style-name="Standard">5. [IN] O cliente seleciona uma opção de tarifa do vôo selecionado.</text:p>
            <text:p text:style-name="Standard">6. [OUT] O sistema informa a lista de voos de volta (origem, destino, horários, duração, número de conexões, preço).</text:p>
            <text:p text:style-name="Standard">7. [IN] O cliente seleciona um voo de volta.</text:p>
            <text:p text:style-name="Standard">8. [OUT] O sistema informa a lista de opções de tarifa (nome, descrição, preço, número de assentos restantes, lista de condições).</text:p>
            <text:p text:style-name="Standard">9. [IN] O cliente seleciona uma opção de tarifa do vôo selecionado.</text:p>
            <text:p text:style-name="Standard">10. [IN] O cliente informa os dados dos passageiros<text:span text:style-name="T1"> [1]</text:span>.</text:p>
            <text:p text:style-name="Standard">11. [OUT] O sistema informa origem, destino, horários, tarifa, e dados dos passageiros</text:p>
            <text:p text:style-name="Standard">(nome, número do programa de fidelidade, assento) dos voos de ida e de volta.</text:p>
            <text:p text:style-name="Standard">12. [IN] O cliente informa que confirma os dados.</text:p>
            <text:p text:style-name="Standard">13. [Opcional] Caso de uso: Adquirir bagagem</text:p>
            <text:p text:style-name="Standard">14. [Opcional] Caso de uso: Contratar Dog&amp;Cat Cabine</text:p>
            <text:p text:style-name="Standard">15. [Opcional] Caso de uso: Adquirir Voe junto</text:p>
            <text:p text:style-name="Standard">16. [OUT] O sistema informa os dados de resumo da compra<text:span text:style-name="T1">[2]</text:span>.</text:p>
            <text:p text:style-name="Standard">17. [IN] O cliente informa que confirma o resumo da compra.</text:p>
            <text:p text:style-name="Standard">18. [IN] O cliente informa o endereço de cobrança <text:span text:style-name="T1">[3]</text:span>.</text:p>
            <text:p text:style-name="Standard">19. [OUT] O sistema informa a lista de formas de pagamento.</text:p>
            <text:p text:style-name="Standard">20. O cliente escolhe uma das operações:</text:p>
            <text:p text:style-name="Standard">20.1. Variante Pagar com Cartão de Crédito</text:p>
            <text:p text:style-name="Standard">20.2. Variante Pagar com Cartão Gol</text:p>
            <text:p text:style-name="Standard">20.3. Variante Pagar com Paypal</text:p>
            <text:p text:style-name="Standard">20.4. Variante Pagar com UATP</text:p>
            <text:p text:style-name="Standard">21. [OUT] O sistema informa o número da reserva.</text:p>
            <text:p text:style-name="Standard">22. O caso de uso e finalizado com sucesso.</text:p>
          </table:table-cell>
        </table:table-row>
      </table:table>
      <text:p text:style-name="Text_20_body"><text:s/></text:p>
      <table:table table:name="Tabela3" table:style-name="Tabela3">
        <table:table-column table:style-name="Tabela3.A"/>
        <text:soft-page-break/>
        <table:table-row>
          <table:table-cell table:style-name="Tabela3.A1" office:value-type="string">
            <text:p text:style-name="P3">Cenários alternativos: variantes</text:p>
          </table:table-cell>
        </table:table-row>
        <table:table-row>
          <table:table-cell table:style-name="Tabela3.A1" office:value-type="string">
            <text:p text:style-name="Standard">20.1. Variante Pagar com Cartão de Crédito</text:p>
            <text:p text:style-name="Standard">20.1.1. [IN] O cliente informa número do cartão, mês e ano de vencimento, nome do titular, código de segurança, número de parcelas, se deseja salvar o cartão, se definir como pagamento preferencial.</text:p>
            <text:p text:style-name="Standard">20.1.2. [IN] A operadora de cartão informa que a compra foi aprovada.</text:p>
            <text:p text:style-name="Standard"/>
            <text:p text:style-name="Standard">20.2. Variante Pagar com Cartão Gol</text:p>
            <text:p text:style-name="Standard">20.2.1. [IN] O cliente informa tipo do cartão, número do cartão, mês e ano de vencimento, nome do titular, código de segurança, número de parcelas.</text:p>
            <text:p text:style-name="Standard">20.2.2. [IN] A operadora de cartão informa que a compra foi aprovada.</text:p>
            <text:p text:style-name="Standard"/>
            <text:p text:style-name="Standard">20.3. Variante Pagar com Paypal</text:p>
            <text:p text:style-name="Standard">20.3.1. O cliente realiza o pagamento no sistema Paypal.</text:p>
            <text:p text:style-name="Standard">20.3.2. [IN] O sistema Paypal informa que a compra foi aprovada.</text:p>
            <text:p text:style-name="Standard"/>
            <text:p text:style-name="Standard">20.4. Variante Pagar com UATP</text:p>
            <text:p text:style-name="Standard">20.4.1. [IN] O cliente informa o número do cartão, mês e ano de vencimento.</text:p>
            <text:p text:style-name="Standard">20.4.2. [IN] O sistema UATP informa que a compra foi aprovada.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">Cenários alternativos: exceções</text:p>
          </table:table-cell>
        </table:table-row>
        <table:table-row>
          <table:table-cell table:style-name="Tabela4.A1" office:value-type="string">
            <text:p text:style-name="P3">10a. Exceção Dados inválidos</text:p>
            <text:p text:style-name="P3">10a.1. [OUT] O sistema informa os campos em que há erro de preenchimento.</text:p>
            <text:p text:style-name="P3">10a.2. Vai para passo 10.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">Informações complementares</text:p>
          </table:table-cell>
        </table:table-row>
        <table:table-row>
          <table:table-cell table:style-name="Tabela5.A1" office:value-type="string">
            <text:p text:style-name="P3">[1] dados do passageiro:</text:p>
            <text:p text:style-name="P3">● Primeiro nome</text:p>
            <text:p text:style-name="P3">● Último sobrenome</text:p>
            <text:p text:style-name="P3">● Data de nascimento</text:p>
            <text:p text:style-name="P3">● Gênero</text:p>
            <text:p text:style-name="P3">● Nacionalidade</text:p>
            <text:p text:style-name="P3">● Tipo de documento de identificação</text:p>
            <text:p text:style-name="P3">● Documento de identificação</text:p>
            <text:p text:style-name="P3">● Email</text:p>
            <text:p text:style-name="P3">● Código do país</text:p>
            <text:p text:style-name="P3">● Telefone</text:p>
            <text:p text:style-name="P3">● Programa de milhagem</text:p>
            <text:p text:style-name="P3">● Número do programa de milhagem</text:p>
            <text:p text:style-name="P3"><text:soft-page-break/>● Dados de aceitação de termos e políticas</text:p>
            <text:p text:style-name="P3">● Contato de emergência</text:p>
            <text:p text:style-name="P3">○ Nome</text:p>
            <text:p text:style-name="P3">○ País</text:p>
            <text:p text:style-name="P3">○ Telefone</text:p>
            <text:p text:style-name="P3">● Número do Voebiz</text:p>
            <text:p text:style-name="P3"/>
            <text:p text:style-name="P3">[2] dados de resumo da compra</text:p>
            <text:p text:style-name="P3">● Vôo de ida</text:p>
            <text:p text:style-name="P3">○ Código do vôo</text:p>
            <text:p text:style-name="P3">○ Operadora</text:p>
            <text:p text:style-name="P3">○ Duração</text:p>
            <text:p text:style-name="P3">○ Número de conexões</text:p>
            <text:p text:style-name="P3">○ Local de origem</text:p>
            <text:p text:style-name="P3">○ Data e hora de origem</text:p>
            <text:p text:style-name="P3">○ Local de destino</text:p>
            <text:p text:style-name="P3">○ Data e hora de destino</text:p>
            <text:p text:style-name="P3">● Vôo de volta</text:p>
            <text:p text:style-name="P3">○ Código do vôo</text:p>
            <text:p text:style-name="P3">○ Operadora</text:p>
            <text:p text:style-name="P3">○ Duração</text:p>
            <text:p text:style-name="P3">○ Número de conexões</text:p>
            <text:p text:style-name="P3">○ Local de origem</text:p>
            <text:p text:style-name="P3">○ Data e hora de origem</text:p>
            <text:p text:style-name="P3">○ Local de destino</text:p>
            <text:p text:style-name="P3">○ Data e hora de destino</text:p>
            <text:p text:style-name="P3">● Items da reserva</text:p>
            <text:p text:style-name="P3">○ Custo com passageiros</text:p>
            <text:p text:style-name="P3">○ Custo com assentos</text:p>
            <text:p text:style-name="P3">○ Custo com bagagem</text:p>
            <text:p text:style-name="P3">○ Valor total da viagem</text:p>
            <text:p text:style-name="P3"><text:soft-page-break/></text:p>
            <text:p text:style-name="P3">[3] endereço de cobrança</text:p>
            <text:p text:style-name="P3">● cep</text:p>
            <text:p text:style-name="P3">● país</text:p>
            <text:p text:style-name="P3">● estado</text:p>
            <text:p text:style-name="P3">● cidade</text:p>
            <text:p text:style-name="P3">● logradouro</text:p>
            <text:p text:style-name="P3">● número</text:p>
            <text:p text:style-name="P3">● complemento</text:p>
            <text:p text:style-name="P3">● código do país</text:p>
            <text:p text:style-name="P4">● telefon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5:01:46.117418250</meta:creation-date>
    <dc:date>2022-11-18T09:56:57.835863561</dc:date>
    <meta:editing-duration>PT9M55S</meta:editing-duration>
    <meta:editing-cycles>3</meta:editing-cycles>
    <meta:generator>LibreOffice/7.3.6.2$Linux_X86_64 LibreOffice_project/30$Build-2</meta:generator>
    <meta:document-statistic meta:table-count="5" meta:image-count="0" meta:object-count="0" meta:page-count="4" meta:paragraph-count="112" meta:word-count="739" meta:character-count="4135" meta:non-whitespace-character-count="3503"/>
  </office:meta>
</office:document-meta>
</file>